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Y, pages 2 &amp; 4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Simon W. Arnold; Mayer Arnold; Fanny Arnold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<text:tab/>Some of the Hebrew Sages of old, believing that/ not a single letter of the five books of Moses can be/ dispensed with, ingeniously tried to discover a meaning, not/ expressed in the text, in whatever, according to their views,/ might seem superfluous. <text:s/>I am free to acknowledge/ that I do not approve altogether of such a system, knowing/ that it often occasions a straining of the literal sense./ <text:s/>But on hearing of the decease of this our coreligionist, I was/ forcibly reminded of the teaching of those ancient Sages, in/ connection with the fifth commandment of the Decalogue./ <text:s/>They thought that it might have been worded more/ concisely in the original, but that by saying [Hebrew]/ "Honor thy father <text:span text:style-name="T2">and</text:span><text:span text:style-name="T3"> thy mother," the heavenly Legislator/ had in mind other beings entitled to respect, not named in/ the sentence, but closely allied to ones parents; such as, for/ instance, the oldest son in the family. <text:s/>Now, I ho-/-nestly declare that in my experience, derived from a per-/-sonal acquaintance with the congregation I have long/ served, I have not met with a better illustration of/ the observance of that unexpressed ordinance of Holy Writ,/ them among the children of Mayer and Fanny Arnold./ <text:s/>They have honored the eldest son in the household, and/</text:span></text:p>
      <text:p text:style-name="P3"><text:span text:style-name="T3"/></text:p>
      <text:p text:style-name="P3"><text:span text:style-name="T3">[Page 2]</text:span></text:p>
      <text:p text:style-name="P3"><text:span text:style-name="T3">their deference has proceeded from a high apprecia-/-tion of his character. <text:s/>They early learned that he had the/ ability and the will to counsel and help and comfort those/ with whom he had shared the good effects of maternal/ care and paternal solicitude. <text:s/>Endowed with a mental/ acumen, which showed him the full scope of fraternal/ duties; possessing a degree of culture which raised him/ above the average of </text:span><text:soft-page-break/><text:span text:style-name="T3">man in the mercantile walks of/ life, he could supply the place of his sainted father/ and mother, and he did become in the days of trial, a/ moral support to his younger sisters and brothers./ <text:s/>That he acted his part nobly in that capacity, the an-/-guish pictured on the countenances of relatives whom I saw,/ when the sad tidings of the demise arrived here, testifies. <text:s/>The/ tears shed were drawn from the memory of deeds, which fasten/ still more closely the ties of nature. <text:s/>But a family/ grief is sacred, I dare not intrude upon it. <text:s/>They who/ have lost a veritable friend in Simon W. Arnold, would not/ wish that I should harrow their feelings wit ha narrative/ of events, when his tender regard and affection were best evinced./ <text:s/>But they will experience a melancholy satisfaction to hear/ that his activity among his people in the city that beheld/</text:span></text:p>
      <text:p text:style-name="P3"><text:span text:style-name="T3"/></text:p>
      <text:p text:style-name="P3"><text:span text:style-name="T3">[Page 3]</text:span></text:p>
      <text:p text:style-name="P3"><text:span text:style-name="T3">his growth from childhood to a well developped[sic!] manhood,/ is still kindly remembered. <text:s/>For, it is true, beyond quest-/-ioning, that when the defective system of dispensing alms/ among the poor, elicited the considerate thoughts of some lead-/-ing Jews in Philadelphia, our lamented fellow-believer labored/ steadfastly in conjunction with others to bring about a fusion/ of disconnected societies. <text:s/>He would thus effectually relieve/ the necessitous, and hinder imposition. <text:s/>His sagacity was pu-/-blicly recognized by his selection as the first President of the/ United Hebrew Charities. <text:s/>Occupying the chair two consecu-/-tive terms, he brought to bear on the discharge of an exceed-/-ingly difficult and delicate task, administrative abilities/ of a high order. <text:s/>Were it not that I deem it in compa-/-tible with our occasion, so sorrowfully solemn, to dwell on/ details, I would explain how his personal exertions detected/ deception of a long standing, and searched out the indigent of/ too retiring a disposition to mingle with common mendicants./ <text:s/>Doubtless, what I leave untold, will be supplemented by the/ history and obituary acknowledgments of the aforenamed orga-/-nization. <text:s/>But I may appropriately add, that not alone/ in that department was the advise of our lamented brother/ efficacious. <text:s/>It was sought after with advantage, when the/</text:span></text:p>
      <text:p text:style-name="P3"><text:span text:style-name="T3"/></text:p>
      <text:p text:style-name="P3"><text:span text:style-name="T3">[Page 4]</text:span></text:p>
      <text:p text:style-name="P3"><text:span text:style-name="T3">Mutual Benefit Company, mainly Jewish in its consti-/tuency, was about to be formed. <text:s/>Its interests S. W. A. greatly/ promoted, hence I have heard many an Israelite regret his removal/ to New York. <text:s/>In him was met a sensible leader and coworker,/ and a well educated associate. <text:s/>As to myself, since our brother/ exchanged the city of his earliest endeavours for another, I have been de-/-prived of the opportunity to judge of his proceedings, socially or bene-/-ficially. <text:s/>Yet, assurances which I have repeatedly received, embolden me/ to venture a sentiment, which I earnestly hope will neither wound, nor/ give room to misapprehions[sic!]. <text:s/>It was the eager wish of my deceased/ coreligionist, that his offspring might cling to the belief in which he/ was born and raised and in which he has died. <text:s/>Led by that impression, I/ unhesitatingly responded to the call which demanded of me this mortuary/ service. <text:s/>He whose heart beat Jewishly, should obtain the last tribute of respect,/ which the living can tender the dead, from a brother whose heart also throbs with/ love for the olden faith. <text:s/>Let </text:span><text:span text:style-name="T4">it</text:span><text:span text:style-name="T5"> me say it then. <text:s/>It will be joy to me to learn/ hereafter, that a perfect identification outwardly--in a manner comformable to Jewish/ usages--, as well as inwardly in honor of Israel's God, was effected among all who/ belong to S. W. A. <text:s/>The affectionate intercourse of relatives can bring it pass,/ &amp; to them I look with anxious anticipations....Oh Parent of goodness, compassio-/-nate Lord! forgive trespasses, reward merits, console the afflicted, bring the erring/ humbly to Thy footstool, and let the spirit of an intellectual creature now stand-/ing before Thy judgment seat, be uplifted by angels to the realms of/ unending happiness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3:54:42.85</meta:creation-date>
    <meta:document-statistic meta:table-count="0" meta:image-count="0" meta:object-count="0" meta:page-count="3" meta:paragraph-count="69" meta:word-count="1103" meta:character-count="6993"/>
    <dc:date>2012-10-25T14:15:34.80</dc:date>
    <meta:editing-duration>PT11S</meta:editing-duration>
    <meta:editing-cycles>1</meta:editing-cycles>
    <meta:generator>OpenOffice.org/3.4.1$Win32 OpenOffice.org_project/341m1$Build-9593</meta:generator>
  </office:meta>
</office:document-meta>
</file>